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2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0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4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5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5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0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61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6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65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7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8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9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0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2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6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77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78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top="0.1cm" fo:margin-bottom="0.1cm" fo:line-height="100%" fo:text-align="start"/>
      <style:text-properties fo:color="#ff0000" style:font-name="Arial" fo:font-size="8pt" style:letter-kerning="true" style:font-size-asian="8pt" style:font-name-complex="Lohit Hindi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style:paragraph-properties fo:margin-top="0.1cm" fo:margin-bottom="0.1cm" fo:line-height="100%" fo:text-align="start"/>
      <style:text-properties fo:color="#7e0021" style:font-name="Arial" fo:font-size="8pt" style:letter-kerning="true" style:font-size-asian="8pt" style:font-name-complex="Lohit Hindi" style:font-size-complex="8pt"/>
    </style:style>
    <style:style style:name="P9" style:family="paragraph">
      <style:paragraph-properties fo:margin-top="0.1cm" fo:margin-bottom="0.1cm"/>
    </style:style>
    <style:style style:name="P10" style:family="paragraph"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ff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7e0021" style:font-name="Arial" fo:font-size="8pt" style:letter-kerning="true" style:font-size-asian="8pt" style:font-name-complex="Lohit Hindi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420e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800080" style:font-name="Arial" fo:font-size="8pt" style:letter-kerning="true" style:font-size-asian="8pt" style:font-name-complex="Lohit Hindi" style:font-size-complex="8pt"/>
    </style:style>
    <style:style style:name="T7" style:family="text">
      <style:text-properties fo:color="#2300dc" style:font-name="Arial" fo:font-size="8pt" style:letter-kerning="true" style:font-size-asian="8pt" style:font-name-complex="Lohit Hindi" style:font-size-complex="8pt"/>
    </style:style>
    <style:style style:name="T8" style:family="text">
      <style:text-properties fo:color="#ff00ff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609cm" svg:height="0.8cm" svg:x="1.889cm" svg:y="1.764cm">
          <text:p text:style-name="P1"><text:span text:style-name="T1"><text:s/></text:span><text:span text:style-name="T1">device_add(struct device *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609cm" svg:height="0.8cm" svg:x="1.889cm" svg:y="5.366cm">
          <text:p text:style-name="P1"><text:span text:style-name="T1">device_private_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cm" svg:height="1.309cm" svg:x="1.698cm" svg:y="6.767cm">
          <text:p text:style-name="P1"><text:span text:style-name="T1">parent = get_device(dev-&gt;parent);</text:span></text:p>
          <text:p text:style-name="P1"><text:span text:style-name="T1">setup_parent(dev, parent);</text:span></text:p>
          <text:p text:style-name="P1"><text:span text:style-name="T2">/*dev-&gt;dev.parent = bus-&gt;controller;*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193cm" svg:y1="6.166cm" svg:x2="4.198cm" svg:y2="6.767cm" draw:start-shape="id1" draw:start-glue-point="2" draw:end-shape="id2" draw:end-glue-point="0" svg:d="M4193 6166l5 601" svg:viewBox="0 0 6 602">
          <text:p/>
        </draw:connector>
        <draw:custom-shape draw:style-name="gr1" draw:text-style-name="P2" xml:id="id3" draw:id="id3" draw:layer="layout" svg:width="4.609cm" svg:height="0.8cm" svg:x="1.889cm" svg:y="8.587cm">
          <text:p text:style-name="P1"><text:span text:style-name="T1">set_dev_node</text:span></text:p>
          <text:p text:style-name="P1"><text:span text:style-name="T1">(dev, dev_to_node(parent)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609cm" svg:height="0.8cm" svg:x="1.889cm" svg:y="9.897cm">
          <text:p text:style-name="P1"><text:span text:style-name="T1">kobject_add</text:span></text:p>
          <text:p text:style-name="P1"><text:span text:style-name="T1">(&amp;dev-&gt;kobj, dev-&gt;kobj.paren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9.387cm" svg:x2="4.193cm" svg:y2="9.897cm" draw:start-shape="id3" draw:start-glue-point="2" draw:end-shape="id4" draw:end-glue-point="0" svg:d="M4193 9387v510" svg:viewBox="0 0 1 511">
          <text:p/>
        </draw:connector>
        <draw:connector draw:style-name="gr2" draw:text-style-name="P3" draw:layer="layout" svg:x1="4.198cm" svg:y1="8.076cm" svg:x2="4.193cm" svg:y2="8.587cm" draw:start-shape="id2" draw:start-glue-point="2" draw:end-shape="id3" draw:end-glue-point="0" svg:d="M4198 8076v256h-5v255" svg:viewBox="0 0 6 512">
          <text:p/>
        </draw:connector>
        <draw:connector draw:style-name="gr2" draw:text-style-name="P3" draw:layer="layout" svg:x1="6.498cm" svg:y1="2.164cm" svg:x2="4.193cm" svg:y2="3.567cm" draw:start-shape="id5" draw:start-glue-point="1" draw:end-shape="id6" draw:end-glue-point="0" svg:d="M6498 2164h501v902h-2806v501" svg:viewBox="0 0 2807 1404">
          <text:p/>
        </draw:connector>
        <draw:custom-shape draw:style-name="gr1" draw:text-style-name="P2" xml:id="id7" draw:id="id7" draw:layer="layout" svg:width="4.609cm" svg:height="0.8cm" svg:x="8.598cm" svg:y="4.167cm">
          <text:p text:style-name="P1"><text:span text:style-name="T1">klist_children_get</text:span></text:p>
          <text:p text:style-name="P1"><text:span text:style-name="T1">klist_children_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line-skew="-0.145cm" svg:x1="6.498cm" svg:y1="5.766cm" svg:x2="8.598cm" svg:y2="4.567cm" draw:start-shape="id1" draw:start-glue-point="1" draw:end-shape="id7" draw:end-glue-point="3" svg:d="M6498 5766h905v-1199h1195" svg:viewBox="0 0 2101 1200">
          <text:p/>
        </draw:connector>
        <draw:custom-shape draw:style-name="gr1" draw:text-style-name="P2" xml:id="id10" draw:id="id10" draw:layer="layout" svg:width="4.609cm" svg:height="0.8cm" svg:x="1.889cm" svg:y="11.207cm">
          <text:p text:style-name="P1"><text:span text:style-name="T1">device_create_file</text:span></text:p>
          <text:p text:style-name="P1"><text:span text:style-name="T1">(dev, &amp;</text:span><text:span text:style-name="T3">uevent_attr</text:span><text:span text:style-name="T1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4.609cm" svg:height="0.8cm" svg:x="1.889cm" svg:y="12.517cm">
          <text:p text:style-name="P1"><text:span text:style-name="T1">device_create_file</text:span></text:p>
          <text:p text:style-name="P1"><text:span text:style-name="T1">(dev,</text:span><text:span text:style-name="T3"> &amp;devt_attr</text:span><text:span text:style-name="T1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4.609cm" svg:height="0.8cm" svg:x="1.889cm" svg:y="13.828cm">
          <text:p text:style-name="P1"><text:span text:style-name="T1">device_create_sys_dev_entry(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13.317cm" svg:x2="4.193cm" svg:y2="13.828cm" draw:start-shape="id8" draw:start-glue-point="2" draw:end-shape="id9" draw:end-glue-point="0" svg:d="M4193 13317v511" svg:viewBox="0 0 1 512">
          <text:p/>
        </draw:connector>
        <draw:connector draw:style-name="gr2" draw:text-style-name="P3" draw:layer="layout" svg:x1="4.193cm" svg:y1="12.007cm" svg:x2="4.193cm" svg:y2="12.517cm" draw:start-shape="id10" draw:start-glue-point="2" draw:end-shape="id8" draw:end-glue-point="0" svg:d="M4193 12007v510" svg:viewBox="0 0 1 511">
          <text:p/>
        </draw:connector>
        <draw:connector draw:style-name="gr2" draw:text-style-name="P3" draw:layer="layout" svg:x1="4.193cm" svg:y1="10.697cm" svg:x2="4.193cm" svg:y2="11.207cm" draw:start-shape="id4" draw:start-glue-point="2" draw:end-shape="id10" draw:end-glue-point="0" svg:d="M4193 10697v510" svg:viewBox="0 0 1 511">
          <text:p/>
        </draw:connector>
        <draw:custom-shape draw:style-name="gr3" draw:text-style-name="P2" xml:id="id14" draw:id="id14" draw:layer="layout" svg:width="4.609cm" svg:height="0.8cm" svg:x="1.889cm" svg:y="15.138cm">
          <text:p text:style-name="P1"><text:span text:style-name="T1">devtmpfs_create_nod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609cm" svg:height="0.8cm" svg:x="1.898cm" svg:y="16.475cm">
          <text:p text:style-name="P1"><text:span text:style-name="T1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609cm" svg:height="0.8cm" svg:x="1.898cm" svg:y="17.786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4.609cm" svg:height="0.8cm" svg:x="1.898cm" svg:y="19.096cm">
          <text:p text:style-name="P1"><text:span text:style-name="T1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202cm" svg:y1="18.586cm" svg:x2="4.202cm" svg:y2="19.096cm" draw:start-shape="id11" draw:start-glue-point="2" draw:end-shape="id12" draw:end-glue-point="0" svg:d="M4202 18586v510" svg:viewBox="0 0 1 511">
          <text:p/>
        </draw:connector>
        <draw:connector draw:style-name="gr2" draw:text-style-name="P3" draw:layer="layout" svg:x1="4.202cm" svg:y1="17.275cm" svg:x2="4.202cm" svg:y2="17.786cm" draw:start-shape="id13" draw:start-glue-point="2" draw:end-shape="id11" draw:end-glue-point="0" svg:d="M4202 17275v511" svg:viewBox="0 0 1 512">
          <text:p/>
        </draw:connector>
        <draw:connector draw:style-name="gr2" draw:text-style-name="P3" draw:layer="layout" svg:x1="4.193cm" svg:y1="15.938cm" svg:x2="4.202cm" svg:y2="16.475cm" draw:start-shape="id14" draw:start-glue-point="2" draw:end-shape="id13" draw:end-glue-point="0" svg:d="M4193 15938v269h9v268" svg:viewBox="0 0 10 538">
          <text:p/>
        </draw:connector>
        <draw:connector draw:style-name="gr2" draw:text-style-name="P3" draw:layer="layout" svg:x1="4.193cm" svg:y1="14.628cm" svg:x2="4.193cm" svg:y2="15.138cm" draw:start-shape="id9" draw:start-glue-point="2" draw:end-shape="id14" draw:end-glue-point="0" svg:d="M4193 14628v510" svg:viewBox="0 0 1 511">
          <text:p/>
        </draw:connector>
        <draw:custom-shape draw:style-name="gr3" draw:text-style-name="P2" xml:id="id18" draw:id="id18" draw:layer="layout" svg:width="4.609cm" svg:height="0.8cm" svg:x="1.889cm" svg:y="20.667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4.609cm" svg:height="0.8cm" svg:x="1.889cm" svg:y="21.977cm">
          <text:p text:style-name="P1"><text:span text:style-name="T1">device_pm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.609cm" svg:height="0.8cm" svg:x="1.889cm" svg:y="23.288cm">
          <text:p text:style-name="P1"><text:span text:style-name="T1">blocking_notifier_call_ch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6" draw:id="id16" draw:layer="layout" svg:width="4.609cm" svg:height="0.8cm" svg:x="1.889cm" svg:y="24.598cm">
          <text:p text:style-name="P1"><text:span text:style-name="T1">kobject_u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24.088cm" svg:x2="4.193cm" svg:y2="24.598cm" draw:start-shape="id15" draw:start-glue-point="2" draw:end-shape="id16" draw:end-glue-point="0" svg:d="M4193 24088v510" svg:viewBox="0 0 1 511">
          <text:p/>
        </draw:connector>
        <draw:connector draw:style-name="gr2" draw:text-style-name="P3" draw:layer="layout" svg:x1="4.193cm" svg:y1="22.777cm" svg:x2="4.193cm" svg:y2="23.288cm" draw:start-shape="id17" draw:start-glue-point="2" draw:end-shape="id15" draw:end-glue-point="0" svg:d="M4193 22777v511" svg:viewBox="0 0 1 512">
          <text:p/>
        </draw:connector>
        <draw:connector draw:style-name="gr2" draw:text-style-name="P3" draw:layer="layout" svg:x1="4.193cm" svg:y1="21.467cm" svg:x2="4.193cm" svg:y2="21.977cm" draw:start-shape="id18" draw:start-glue-point="2" draw:end-shape="id17" draw:end-glue-point="0" svg:d="M4193 21467v510" svg:viewBox="0 0 1 511">
          <text:p/>
        </draw:connector>
        <draw:custom-shape draw:style-name="gr3" draw:text-style-name="P2" xml:id="id19" draw:id="id19" draw:layer="layout" svg:width="4.609cm" svg:height="0.8cm" svg:x="1.889cm" svg:y="25.899cm">
          <text:p text:style-name="P1"><text:span text:style-name="T1">bus_probe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25.398cm" svg:x2="4.193cm" svg:y2="25.899cm" draw:start-shape="id16" draw:start-glue-point="2" draw:end-shape="id19" draw:end-glue-point="0" svg:d="M4193 25398v501" svg:viewBox="0 0 1 502">
          <text:p/>
        </draw:connector>
        <draw:custom-shape draw:style-name="gr1" draw:text-style-name="P2" xml:id="id20" draw:id="id20" draw:layer="layout" svg:width="4.609cm" svg:height="1.2cm" svg:x="8.598cm" svg:y="5.767cm">
          <text:p text:style-name="P1"><text:span text:style-name="T1">dev-&gt;kobj.parent = </text:span></text:p>
          <text:p text:style-name="P1"><text:span text:style-name="T1">get_device_parent(dev, parent);</text:span></text:p>
          <text:p text:style-name="P1"><text:span text:style-name="T1">/*return &amp;parent-&gt;kobj;*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line-skew="0.055cm" svg:x1="6.698cm" svg:y1="7.421cm" svg:x2="8.598cm" svg:y2="6.367cm" draw:start-shape="id2" draw:start-glue-point="1" draw:end-shape="id20" draw:end-glue-point="3" svg:d="M6698 7421h1005v-1054h895" svg:viewBox="0 0 1901 1055">
          <text:p/>
        </draw:connector>
        <draw:custom-shape draw:style-name="gr3" draw:text-style-name="P2" xml:id="id21" draw:id="id21" draw:layer="layout" svg:width="4.609cm" svg:height="0.8cm" svg:x="8.598cm" svg:y="7.367cm">
          <text:p text:style-name="P1"><text:span text:style-name="T1">dev-&gt;numa_node = nod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line-skew="0.45cm" svg:x1="6.498cm" svg:y1="8.987cm" svg:x2="8.598cm" svg:y2="7.767cm" draw:start-shape="id3" draw:start-glue-point="1" draw:end-shape="id21" svg:d="M6498 8987h1500v-1220h600" svg:viewBox="0 0 2101 1221">
          <text:p/>
        </draw:connector>
        <draw:custom-shape draw:style-name="gr3" draw:text-style-name="P2" xml:id="id22" draw:id="id22" draw:layer="layout" svg:width="4.609cm" svg:height="1.3cm" svg:x="8.598cm" svg:y="8.867cm">
          <text:p text:style-name="P1"><text:span text:style-name="T1">kobj-&gt;parent = parent;</text:span></text:p>
          <text:p text:style-name="P1"><text:span text:style-name="T1">kobject_add_internal(kobj);</text:span></text:p>
          <text:p text:style-name="P1"><text:span text:style-name="T1">需要有</text:span><text:span text:style-name="T1">kobj name</text:span><text:span text:style-name="T1">，在上面设置的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498cm" svg:y1="10.297cm" svg:x2="8.598cm" svg:y2="9.517cm" draw:start-shape="id4" draw:start-glue-point="1" draw:end-shape="id22" draw:end-glue-point="3" svg:d="M6498 10297h1050v-780h1050" svg:viewBox="0 0 2101 781">
          <text:p/>
        </draw:connector>
        <draw:custom-shape draw:style-name="gr1" draw:text-style-name="P2" xml:id="id6" draw:id="id6" draw:layer="layout" svg:width="4.609cm" svg:height="1.3cm" svg:x="1.889cm" svg:y="3.567cm">
          <text:p text:style-name="P1"><text:span text:style-name="T1">dev_set_name</text:span></text:p>
          <text:p text:style-name="P1"><text:span text:style-name="T1">(dev, "%s", dev-&gt;init_name);</text:span></text:p>
          <text:p text:style-name="P1"><text:span text:style-name="T1">dev-&gt;init_name = NULL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4.867cm" svg:x2="4.193cm" svg:y2="5.366cm" draw:start-shape="id6" draw:start-glue-point="2" draw:end-shape="id1" draw:end-glue-point="0" svg:d="M4193 4867v499" svg:viewBox="0 0 1 500">
          <text:p/>
        </draw:connector>
        <draw:custom-shape draw:style-name="gr1" draw:text-style-name="P2" xml:id="id25" draw:id="id25" draw:layer="layout" svg:width="4.609cm" svg:height="0.8cm" svg:x="14.689cm" svg:y="2.949cm">
          <text:p text:style-name="P1"><text:span text:style-name="T1">parent = kobject_get(kobj-&gt;paren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4.609cm" svg:height="0.8cm" svg:x="14.689cm" svg:y="4.26cm">
          <text:p text:style-name="P1"><text:span text:style-name="T1">kobj_kset_join(kobj);</text:span></text:p>
          <text:p text:style-name="P1"><text:span text:style-name="T1">kobj-&gt;parent = 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4" draw:id="id24" draw:layer="layout" svg:width="4.609cm" svg:height="0.8cm" svg:x="14.689cm" svg:y="5.57cm">
          <text:p text:style-name="P1"><text:span text:style-name="T1">error = create_dir(kobj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6.993cm" svg:y1="5.06cm" svg:x2="16.993cm" svg:y2="5.57cm" draw:start-shape="id23" draw:start-glue-point="2" draw:end-shape="id24" draw:end-glue-point="0" svg:d="M16993 5060v510" svg:viewBox="0 0 1 511">
          <text:p/>
        </draw:connector>
        <draw:connector draw:style-name="gr2" draw:text-style-name="P3" draw:layer="layout" svg:x1="16.993cm" svg:y1="3.749cm" svg:x2="16.993cm" svg:y2="4.26cm" draw:start-shape="id25" draw:start-glue-point="2" draw:end-shape="id23" draw:end-glue-point="0" svg:d="M16993 3749v511" svg:viewBox="0 0 1 512">
          <text:p/>
        </draw:connector>
        <draw:custom-shape draw:style-name="gr3" draw:text-style-name="P2" xml:id="id26" draw:id="id26" draw:layer="layout" svg:width="4.609cm" svg:height="0.8cm" svg:x="14.689cm" svg:y="6.84cm">
          <text:p text:style-name="P1"><text:span text:style-name="T1">kobj-&gt;state_in_sysfs = 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6.993cm" svg:y1="6.37cm" svg:x2="16.993cm" svg:y2="6.84cm" draw:start-shape="id24" draw:start-glue-point="2" draw:end-shape="id26" draw:end-glue-point="0" svg:d="M16993 6370v470" svg:viewBox="0 0 1 471">
          <text:p/>
        </draw:connector>
        <draw:connector draw:style-name="gr2" draw:text-style-name="P3" draw:layer="layout" svg:x1="13.207cm" svg:y1="9.517cm" svg:x2="14.689cm" svg:y2="3.349cm" draw:start-shape="id22" draw:start-glue-point="1" draw:end-shape="id25" draw:end-glue-point="3" svg:d="M13207 9517h741v-6168h741" svg:viewBox="0 0 1483 6169">
          <text:p/>
        </draw:connector>
        <draw:custom-shape draw:style-name="gr1" draw:text-style-name="P2" xml:id="id29" draw:id="id29" draw:layer="layout" svg:width="4.609cm" svg:height="0.8cm" svg:x="1.898cm" svg:y="16.476cm">
          <text:p text:style-name="P1"><text:span text:style-name="T1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4.609cm" svg:height="0.8cm" svg:x="1.898cm" svg:y="17.787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8" draw:id="id28" draw:layer="layout" svg:width="4.609cm" svg:height="0.8cm" svg:x="1.898cm" svg:y="19.097cm">
          <text:p text:style-name="P1"><text:span text:style-name="T1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202cm" svg:y1="18.587cm" svg:x2="4.202cm" svg:y2="19.097cm" draw:start-shape="id27" draw:start-glue-point="2" draw:end-shape="id28" draw:end-glue-point="0" svg:d="M4202 18587v510" svg:viewBox="0 0 1 511">
          <text:p/>
        </draw:connector>
        <draw:connector draw:style-name="gr2" draw:text-style-name="P3" draw:layer="layout" svg:x1="4.202cm" svg:y1="17.276cm" svg:x2="4.202cm" svg:y2="17.787cm" draw:start-shape="id29" draw:start-glue-point="2" draw:end-shape="id27" draw:end-glue-point="0" svg:d="M4202 17276v511" svg:viewBox="0 0 1 512">
          <text:p/>
        </draw:connector>
        <draw:custom-shape draw:style-name="gr3" draw:text-style-name="P2" draw:layer="layout" svg:width="4.609cm" svg:height="0.8cm" svg:x="1.889cm" svg:y="20.668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4.609cm" svg:height="0.8cm" svg:x="1.898cm" svg:y="16.476cm">
          <text:p text:style-name="P1"><text:span text:style-name="T1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4.609cm" svg:height="0.8cm" svg:x="1.898cm" svg:y="17.787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1" draw:id="id31" draw:layer="layout" svg:width="4.609cm" svg:height="0.8cm" svg:x="1.898cm" svg:y="19.097cm">
          <text:p text:style-name="P1"><text:span text:style-name="T2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202cm" svg:y1="18.587cm" svg:x2="4.202cm" svg:y2="19.097cm" draw:start-shape="id30" draw:start-glue-point="2" draw:end-shape="id31" draw:end-glue-point="0" svg:d="M4202 18587v510" svg:viewBox="0 0 1 511">
          <text:p/>
        </draw:connector>
        <draw:connector draw:style-name="gr2" draw:text-style-name="P3" draw:layer="layout" svg:x1="4.202cm" svg:y1="17.276cm" svg:x2="4.202cm" svg:y2="17.787cm" draw:start-shape="id32" draw:start-glue-point="2" draw:end-shape="id30" draw:end-glue-point="0" svg:d="M4202 17276v511" svg:viewBox="0 0 1 512">
          <text:p/>
        </draw:connector>
        <draw:custom-shape draw:style-name="gr3" draw:text-style-name="P2" xml:id="id39" draw:id="id39" draw:layer="layout" svg:width="4.609cm" svg:height="0.8cm" svg:x="1.889cm" svg:y="20.668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3" draw:id="id33" draw:layer="layout" svg:width="4.609cm" svg:height="0.8cm" svg:x="20.749cm" svg:y="2.871cm">
          <text:p text:style-name="P1"><text:span text:style-name="T1">sysfs_create_dir(kobj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9.298cm" svg:y1="5.97cm" svg:x2="20.749cm" svg:y2="3.271cm" draw:start-shape="id24" draw:start-glue-point="1" draw:end-shape="id33" draw:end-glue-point="3" svg:d="M19298 5970h725v-2699h726" svg:viewBox="0 0 1452 2700">
          <text:p/>
        </draw:connector>
        <draw:custom-shape draw:style-name="gr1" draw:text-style-name="P2" xml:id="id34" draw:id="id34" draw:layer="layout" svg:width="4.609cm" svg:height="0.8cm" svg:x="20.749cm" svg:y="4.676cm">
          <text:p text:style-name="P1"><text:span text:style-name="T1">parent_sd = kobj-&gt;parent-&gt;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4.609cm" svg:height="1.48cm" svg:x="20.749cm" svg:y="5.987cm">
          <text:p text:style-name="P1"><text:span text:style-name="T1">create_dir</text:span></text:p>
          <text:p text:style-name="P1"><text:span text:style-name="T1">(kobj, parent_sd, type, ns, </text:span></text:p>
          <text:p text:style-name="P1"><text:span text:style-name="T1">kobject_name(kobj), &amp;s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3.053cm" svg:y1="5.476cm" svg:x2="23.053cm" svg:y2="5.987cm" draw:start-shape="id34" draw:start-glue-point="2" draw:end-shape="id35" draw:end-glue-point="0" svg:d="M23053 5476v511" svg:viewBox="0 0 1 512">
          <text:p/>
        </draw:connector>
        <draw:connector draw:style-name="gr2" draw:text-style-name="P3" draw:layer="layout" svg:x1="25.358cm" svg:y1="3.271cm" svg:x2="23.053cm" svg:y2="4.676cm" draw:start-shape="id33" draw:start-glue-point="1" draw:end-shape="id34" draw:end-glue-point="0" svg:d="M25358 3271h501v903h-2806v502" svg:viewBox="0 0 2807 1406">
          <text:p/>
        </draw:connector>
        <draw:custom-shape draw:style-name="gr3" draw:text-style-name="P2" xml:id="id36" draw:id="id36" draw:layer="layout" svg:width="4.609cm" svg:height="0.8cm" svg:x="26.744cm" svg:y="5.967cm">
          <text:p text:style-name="P1"><text:span text:style-name="T1">sd = <text:s/>sysfs_new_dirent</text:span></text:p>
          <text:p text:style-name="P1"><text:span text:style-name="T1">(name, mode, </text:span><text:span text:style-name="T2">SYSFS_DIR</text:span><text:span text:style-name="T1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25.358cm" svg:y1="6.727cm" svg:x2="26.744cm" svg:y2="6.367cm" draw:start-shape="id35" draw:start-glue-point="1" draw:end-shape="id36" draw:end-glue-point="3" svg:d="M25358 6727h693v-360h693" svg:viewBox="0 0 1387 361">
          <text:p/>
        </draw:connector>
        <draw:custom-shape draw:style-name="gr3" draw:text-style-name="P2" xml:id="id37" draw:id="id37" draw:layer="layout" svg:width="4.609cm" svg:height="0.8cm" svg:x="20.749cm" svg:y="8.067cm">
          <text:p text:style-name="P1"><text:span text:style-name="T1">kobj-&gt;sd = 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23.053cm" svg:y1="7.467cm" svg:x2="23.053cm" svg:y2="8.067cm" draw:start-shape="id35" draw:start-glue-point="2" draw:end-shape="id37" draw:end-glue-point="0" svg:d="M23053 7467v600" svg:viewBox="0 0 1 601">
          <text:p/>
        </draw:connector>
        <draw:custom-shape draw:style-name="gr1" draw:text-style-name="P2" xml:id="id38" draw:id="id38" draw:layer="layout" svg:width="4.9cm" svg:height="1.48cm" svg:x="26.598cm" svg:y="7.488cm">
          <text:p text:style-name="P1"><text:span text:style-name="T1">sysfs_addrm_start(&amp;acxt, parent_sd);</text:span></text:p>
          <text:p text:style-name="P1"><text:span text:style-name="T1">rc = sysfs_add_one(&amp;acxt, sd);</text:span></text:p>
          <text:p text:style-name="P1"><text:span text:style-name="T1">sysfs_addrm_finish(&amp;acx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29.048cm" svg:y1="6.767cm" svg:x2="29.048cm" svg:y2="7.488cm" draw:start-shape="id36" draw:end-shape="id38" draw:end-glue-point="0" svg:d="M29048 6767v721" svg:viewBox="0 0 1 722">
          <text:p/>
        </draw:connector>
        <draw:connector draw:style-name="gr4" draw:text-style-name="P3" draw:layer="layout" svg:x1="4.202cm" svg:y1="19.897cm" svg:x2="4.193cm" svg:y2="20.668cm" draw:start-shape="id31" draw:start-glue-point="2" draw:end-shape="id39" draw:end-glue-point="0" svg:d="M4202 19897v386h-9v385" svg:viewBox="0 0 10 772">
          <text:p/>
        </draw:connector>
        <draw:custom-shape draw:style-name="gr1" draw:text-style-name="P2" xml:id="id40" draw:id="id40" draw:layer="layout" svg:width="4.609cm" svg:height="0.8cm" svg:x="8.689cm" svg:y="10.418cm">
          <text:p text:style-name="P1"><text:span text:style-name="T1">sysfs_create_file</text:span></text:p>
          <text:p text:style-name="P1"><text:span text:style-name="T1">(&amp;dev-&gt;kobj, &amp;attr-&gt;att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498cm" svg:y1="11.607cm" svg:x2="8.689cm" svg:y2="10.818cm" draw:start-shape="id10" draw:start-glue-point="1" draw:end-shape="id40" draw:end-glue-point="3" svg:d="M6498 11607h1095v-789h1096" svg:viewBox="0 0 2192 790">
          <text:p/>
        </draw:connector>
        <draw:custom-shape draw:style-name="gr1" draw:text-style-name="P2" xml:id="id41" draw:id="id41" draw:layer="layout" svg:width="5.309cm" svg:height="0.8cm" svg:x="8.389cm" svg:y="12.267cm">
          <text:p text:style-name="P1"><text:span text:style-name="T1">sysfs_add_file</text:span></text:p>
          <text:p text:style-name="P1"><text:span text:style-name="T1">(kobj-&gt;sd, attr, SYSFS_KOBJ_ATT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3.298cm" svg:y1="10.818cm" svg:x2="11.043cm" svg:y2="12.267cm" draw:start-shape="id40" draw:start-glue-point="1" draw:end-shape="id41" draw:end-glue-point="0" svg:d="M13298 10818h501v925h-2756v524" svg:viewBox="0 0 2757 1450">
          <text:p/>
        </draw:connector>
        <draw:custom-shape draw:style-name="gr1" draw:text-style-name="P2" xml:id="id42" draw:id="id42" draw:layer="layout" svg:width="4.609cm" svg:height="0.8cm" svg:x="14.989cm" svg:y="10.419cm">
          <text:p text:style-name="P1"><text:span text:style-name="T1">sysfs_add_file_mode</text:span></text:p>
          <text:p text:style-name="P1"><text:span text:style-name="T1">(dir_sd, attr, type, attr-&gt;mod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3.698cm" svg:y1="12.667cm" svg:x2="14.989cm" svg:y2="10.819cm" draw:start-shape="id41" draw:end-shape="id42" draw:end-glue-point="3" svg:d="M13698 12667h645v-1848h646" svg:viewBox="0 0 1292 1849">
          <text:p/>
        </draw:connector>
        <draw:custom-shape draw:style-name="gr1" draw:text-style-name="P2" xml:id="id43" draw:id="id43" draw:layer="layout" svg:width="4.609cm" svg:height="1.9cm" svg:x="21.044cm" svg:y="9.067cm">
          <text:p text:style-name="P1"><text:span text:style-name="T1">sysfs_attr_ns</text:span></text:p>
          <text:p text:style-name="P1"><text:span text:style-name="T1">(dir_sd-&gt;s_dir.kobj, attr, &amp;ns);</text:span></text:p>
          <text:p text:style-name="P1"><text:span text:style-name="T1">sysfs_new_dirent</text:span></text:p>
          <text:p text:style-name="P1"><text:span text:style-name="T1">(attr-&gt;name, mode, typ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4" draw:id="id44" draw:layer="layout" svg:width="4.609cm" svg:height="0.8cm" svg:x="21.044cm" svg:y="11.477cm">
          <text:p text:style-name="P1"><text:span text:style-name="T1">sysfs_dirent_init_lockdep(s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3.348cm" svg:y1="10.967cm" svg:x2="23.348cm" svg:y2="11.477cm" draw:start-shape="id43" draw:start-glue-point="2" draw:end-shape="id44" draw:end-glue-point="0" svg:d="M23348 10967v510" svg:viewBox="0 0 1 511">
          <text:p/>
        </draw:connector>
        <draw:custom-shape draw:style-name="gr3" draw:text-style-name="P2" xml:id="id45" draw:id="id45" draw:layer="layout" svg:width="4.609cm" svg:height="0.8cm" svg:x="21.044cm" svg:y="12.767cm">
          <text:p text:style-name="P1"><text:span text:style-name="T1">sysfs_add_one(&amp;acxt, s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3.348cm" svg:y1="12.277cm" svg:x2="23.348cm" svg:y2="12.767cm" draw:start-shape="id44" draw:start-glue-point="2" draw:end-shape="id45" draw:end-glue-point="0" svg:d="M23348 12277v490" svg:viewBox="0 0 1 491">
          <text:p/>
        </draw:connector>
        <draw:connector draw:style-name="gr4" draw:text-style-name="P3" draw:layer="layout" svg:x1="19.598cm" svg:y1="10.819cm" svg:x2="21.044cm" svg:y2="10.017cm" draw:start-shape="id42" draw:start-glue-point="1" draw:end-shape="id43" draw:end-glue-point="3" svg:d="M19598 10819h723v-802h723" svg:viewBox="0 0 1447 803">
          <text:p/>
        </draw:connector>
        <draw:custom-shape draw:style-name="gr5" draw:text-style-name="P5" xml:id="id46" draw:id="id46" draw:layer="layout" svg:width="4cm" svg:height="1.5cm" svg:x="-3.402cm" svg:y="4.367cm">
          <text:p text:style-name="P3"><text:span text:style-name="T4">获取</text:span><text:span text:style-name="T4">dev-&gt;parent</text:span><text:span text:style-name="T4">的</text:span><text:span text:style-name="T4">kobjec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3" draw:layer="layout" svg:x1="1.698cm" svg:y1="7.421cm" svg:x2="0.598cm" svg:y2="5.117cm" draw:start-shape="id2" draw:start-glue-point="3" draw:end-shape="id46" draw:end-glue-point="1" svg:d="M1698 7421h-549v-2304h-551" svg:viewBox="0 0 1101 2305">
          <text:p/>
        </draw:connector>
        <draw:custom-shape draw:style-name="gr5" draw:text-style-name="P5" xml:id="id47" draw:id="id47" draw:layer="layout" svg:width="4cm" svg:height="1.5cm" svg:x="10.398cm" svg:y="1.267cm">
          <text:p text:style-name="P3"><text:span text:style-name="T4">为什么再次</text:span></text:p>
          <text:p text:style-name="P3"><text:span text:style-name="T4">获取</text:span><text:span text:style-name="T4">dev-&gt;parent</text:span><text:span text:style-name="T4">的</text:span><text:span text:style-name="T4">kobjec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3" draw:layer="layout" svg:x1="16.993cm" svg:y1="2.949cm" svg:x2="14.398cm" svg:y2="2.017cm" draw:start-shape="id25" draw:start-glue-point="0" draw:end-shape="id47" draw:end-glue-point="1" svg:d="M16993 2949v-932h-2595" svg:viewBox="0 0 2596 933">
          <text:p/>
        </draw:connector>
        <draw:connector draw:style-name="gr6" draw:text-style-name="P3" draw:layer="layout" draw:type="curve" svg:x1="-1.402cm" svg:y1="4.367cm" svg:x2="12.398cm" svg:y2="1.267cm" draw:start-shape="id46" draw:start-glue-point="0" draw:end-shape="id47" draw:end-glue-point="0" svg:d="M-1402 4367c0-5401 13800-3851 13800-3100" svg:viewBox="0 0 13801 3897">
          <text:p/>
        </draw:connector>
        <draw:custom-shape draw:style-name="gr5" draw:text-style-name="P7" xml:id="id48" draw:id="id48" draw:layer="layout" svg:width="4.5cm" svg:height="1.5cm" svg:x="26.698cm" svg:y="3.967cm">
          <text:p text:style-name="P6"><text:span text:style-name="T4">Name</text:span><text:span text:style-name="T4">：</text:span></text:p>
          <text:p text:style-name="P6"><text:span text:style-name="T4">"%d-%s",</text:span></text:p>
          <text:p text:style-name="P6"><text:span text:style-name="T4"><text:s/></text:span><text:span text:style-name="T4">bus-&gt;busnum, dev-&gt;devpath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" draw:text-style-name="P3" draw:layer="layout" draw:type="curve" svg:x1="25.358cm" svg:y1="6.727cm" svg:x2="26.698cm" svg:y2="4.717cm" draw:start-shape="id35" draw:start-glue-point="1" draw:end-shape="id48" draw:end-glue-point="3" svg:d="M25358 6727c1005 0 335-2010 1340-2010" svg:viewBox="0 0 1341 2011">
          <text:p/>
        </draw:connector>
        <draw:custom-shape draw:style-name="gr1" draw:text-style-name="P2" xml:id="id49" draw:id="id49" draw:layer="layout" svg:width="4.9cm" svg:height="2.778cm" svg:x="26.599cm" svg:y="9.989cm">
          <text:p text:style-name="P1"><text:span text:style-name="T1">sd-&gt;s_parent = </text:span></text:p>
          <text:p text:style-name="P1"><text:span text:style-name="T1">sysfs_get(acxt-&gt;parent_sd);</text:span></text:p>
          <text:p text:style-name="P1"><text:span text:style-name="T1"/></text:p>
          <text:p text:style-name="P1"><text:span text:style-name="T1">sysfs_link_sibling(sd);</text:span></text:p>
          <text:p text:style-name="P1"><text:span text:style-name="T1"/></text:p>
          <text:p text:style-name="P1"><text:span text:style-name="T1">ps_iattr = acxt-&gt;parent_sd-&gt;s_iattr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31.498cm" svg:y1="8.228cm" svg:x2="29.049cm" svg:y2="9.989cm" draw:start-shape="id38" draw:start-glue-point="1" draw:end-shape="id49" draw:end-glue-point="0" svg:d="M31498 8228h502v1251h-2951v510" svg:viewBox="0 0 2952 1762">
          <text:p/>
        </draw:connector>
        <draw:custom-shape draw:style-name="gr3" draw:text-style-name="P2" xml:id="id50" draw:id="id50" draw:layer="layout" svg:width="4.609cm" svg:height="2.2cm" svg:x="8.289cm" svg:y="13.667cm">
          <text:p text:style-name="P1"><text:span text:style-name="T5">*kobj = device_to_dev_kobj(dev);</text:span></text:p>
          <text:p text:style-name="P1"><text:span text:style-name="T1">format_dev_t(devt_str, dev-&gt;devt);</text:span></text:p>
          <text:p text:style-name="P1"><text:span text:style-name="T1">sysfs_create_link</text:span></text:p>
          <text:p text:style-name="P1"><text:span text:style-name="T1">(kobj, &amp;dev-&gt;kobj, devt_st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498cm" svg:y1="14.228cm" svg:x2="8.289cm" svg:y2="14.767cm" draw:start-shape="id9" draw:start-glue-point="1" draw:end-shape="id50" svg:d="M6498 14228h895v539h896" svg:viewBox="0 0 1792 540">
          <text:p/>
        </draw:connector>
        <draw:custom-shape draw:style-name="gr5" draw:text-style-name="P7" xml:id="id51" draw:id="id51" draw:layer="layout" svg:width="5.2cm" svg:height="2.8cm" svg:x="14.898cm" svg:y="11.667cm">
          <text:p text:style-name="P6"><text:span text:style-name="T4">kobj</text:span><text:span text:style-name="T4">：</text:span></text:p>
          <text:p text:style-name="P6"><text:span text:style-name="T4">dev-&gt;class-&gt;dev_kobj;</text:span></text:p>
          <text:p text:style-name="P6"><text:span text:style-name="T4">或者</text:span></text:p>
          <text:p text:style-name="P6"><text:span text:style-name="T4">sysfs_dev_char_kobj</text:span></text:p>
          <text:p text:style-name="P6"><text:span text:style-name="T4"/></text:p>
          <text:p text:style-name="P6"><text:span text:style-name="T4">sprintf(buffer, "%u:%u", </text:span></text:p>
          <text:p text:style-name="P6"><text:span text:style-name="T4">MAJOR(dev), MINOR(dev));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3" draw:layer="layout" draw:type="curve" svg:x1="12.898cm" svg:y1="14.767cm" svg:x2="14.898cm" svg:y2="13.067cm" draw:start-shape="id50" draw:end-shape="id51" draw:end-glue-point="3" svg:d="M12898 14767c1500 0 500-1700 2000-1700" svg:viewBox="0 0 2001 1701">
          <text:p/>
        </draw:connector>
        <draw:custom-shape draw:style-name="gr3" draw:text-style-name="P2" xml:id="id52" draw:id="id52" draw:layer="layout" svg:width="4.609cm" svg:height="0.8cm" svg:x="14.189cm" svg:y="15.267cm">
          <text:p text:style-name="P1"><text:span text:style-name="T1">sysfs_do_create_link</text:span></text:p>
          <text:p text:style-name="P1"><text:span text:style-name="T1">(kobj, target, name, 1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2.898cm" svg:y1="14.767cm" svg:x2="14.189cm" svg:y2="15.667cm" draw:start-shape="id50" draw:start-glue-point="1" draw:end-shape="id52" draw:end-glue-point="3" svg:d="M12898 14767h645v900h646" svg:viewBox="0 0 1292 901">
          <text:p/>
        </draw:connector>
        <draw:custom-shape draw:style-name="gr3" draw:text-style-name="P2" xml:id="id53" draw:id="id53" draw:layer="layout" svg:width="4.609cm" svg:height="1.599cm" svg:x="8.289cm" svg:y="16.168cm">
          <text:p text:style-name="P1"><text:span text:style-name="T1">req.mode = 0;</text:span></text:p>
          <text:p text:style-name="P1"><text:span text:style-name="T1">req.name = device_get_devnode</text:span></text:p>
          <text:p text:style-name="P1"><text:span text:style-name="T1">(dev, &amp;req.mode, &amp;tm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498cm" svg:y1="15.538cm" svg:x2="8.289cm" svg:y2="16.967cm" draw:start-shape="id14" draw:start-glue-point="1" draw:end-shape="id53" draw:end-glue-point="3" svg:d="M6498 15538h895v1429h896" svg:viewBox="0 0 1792 1430">
          <text:p/>
        </draw:connector>
        <draw:custom-shape draw:style-name="gr5" draw:text-style-name="P7" xml:id="id54" draw:id="id54" draw:layer="layout" svg:width="3.2cm" svg:height="1.7cm" svg:x="14.798cm" svg:y="7.967cm">
          <text:p text:style-name="P6"><text:span text:style-name="T4"><text:s/></text:span><text:span text:style-name="T4">Name:"%d-%s", </text:span></text:p>
          <text:p text:style-name="P6"><text:span text:style-name="T4">bus-&gt;busnum, </text:span></text:p>
          <text:p text:style-name="P6"><text:span text:style-name="T4">dev-&gt;devpath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3" draw:layer="layout" draw:type="curve" svg:x1="13.207cm" svg:y1="9.517cm" svg:x2="14.798cm" svg:y2="8.817cm" draw:start-shape="id22" draw:start-glue-point="1" draw:end-shape="id54" svg:d="M13207 9517c1194 0 399-700 1591-700" svg:viewBox="0 0 1592 701">
          <text:p/>
        </draw:connector>
        <draw:custom-shape draw:style-name="gr3" draw:text-style-name="P2" xml:id="id55" draw:id="id55" draw:layer="layout" svg:width="4.609cm" svg:height="0.999cm" svg:x="14.191cm" svg:y="17.4cm">
          <text:p text:style-name="P1"><text:span text:style-name="T1">wake_up_process(</text:span><text:span text:style-name="T6">thread</text:span><text:span text:style-name="T1">);</text:span></text:p>
          <text:p text:style-name="P1"><text:span text:style-name="T2">wait_for_completion(&amp;req.don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593cm" svg:y1="17.767cm" svg:x2="14.191cm" svg:y2="17.899cm" draw:start-shape="id53" draw:start-glue-point="2" draw:end-shape="id55" draw:end-glue-point="3" svg:d="M10593 17767v501h2951v-369h647" svg:viewBox="0 0 3599 502">
          <text:p/>
        </draw:connector>
        <draw:custom-shape draw:style-name="gr3" draw:text-style-name="P2" xml:id="id56" draw:id="id56" draw:layer="layout" svg:width="4.609cm" svg:height="0.999cm" svg:x="20.089cm" svg:y="14.568cm">
          <text:p text:style-name="P1"><text:span text:style-name="T1">devtmpf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8.8cm" svg:y1="17.899cm" svg:x2="20.089cm" svg:y2="15.067cm" draw:start-shape="id55" draw:start-glue-point="1" draw:end-shape="id56" draw:end-glue-point="3" svg:d="M18800 17899h644v-2832h645" svg:viewBox="0 0 1290 2833">
          <text:p/>
        </draw:connector>
        <draw:custom-shape draw:style-name="gr3" draw:text-style-name="P2" xml:id="id60" draw:id="id60" draw:layer="layout" svg:width="4.609cm" svg:height="0.8cm" svg:x="20.18cm" svg:y="16.573cm">
          <text:p text:style-name="P1"><text:span text:style-name="T1">sys_unshare(</text:span><text:span text:style-name="T2">CLONE_NEWNS</text:span><text:span text:style-name="T1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9" draw:id="id59" draw:layer="layout" svg:width="4.609cm" svg:height="0.8cm" svg:x="20.189cm" svg:y="17.91cm">
          <text:p text:style-name="P1"><text:span text:style-name="T1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7" draw:id="id57" draw:layer="layout" svg:width="4.609cm" svg:height="0.8cm" svg:x="20.189cm" svg:y="20.021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8" draw:id="id58" draw:layer="layout" svg:width="4.609cm" svg:height="0.8cm" svg:x="20.189cm" svg:y="21.331cm">
          <text:p text:style-name="P1"><text:span text:style-name="T1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2.493cm" svg:y1="20.821cm" svg:x2="22.493cm" svg:y2="21.331cm" draw:start-shape="id57" draw:start-glue-point="2" draw:end-shape="id58" draw:end-glue-point="0" svg:d="M22493 20821v510" svg:viewBox="0 0 1 511">
          <text:p/>
        </draw:connector>
        <draw:connector draw:style-name="gr2" draw:text-style-name="P3" draw:layer="layout" svg:x1="22.493cm" svg:y1="18.71cm" svg:x2="22.493cm" svg:y2="20.021cm" draw:start-shape="id59" draw:start-glue-point="2" draw:end-shape="id57" draw:end-glue-point="0" svg:d="M22493 18710v1311" svg:viewBox="0 0 1 1312">
          <text:p/>
        </draw:connector>
        <draw:connector draw:style-name="gr2" draw:text-style-name="P3" draw:layer="layout" svg:x1="22.484cm" svg:y1="17.373cm" svg:x2="22.493cm" svg:y2="17.91cm" draw:start-shape="id60" draw:start-glue-point="2" draw:end-shape="id59" draw:end-glue-point="0" svg:d="M22484 17373v269h9v268" svg:viewBox="0 0 10 538">
          <text:p/>
        </draw:connector>
        <draw:custom-shape draw:style-name="gr1" draw:text-style-name="P2" xml:id="id63" draw:id="id63" draw:layer="layout" svg:width="4.609cm" svg:height="0.8cm" svg:x="20.189cm" svg:y="17.911cm">
          <text:p text:style-name="P1"><text:span text:style-name="T1">device_add_class_symlink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1" draw:id="id61" draw:layer="layout" svg:width="4.609cm" svg:height="0.8cm" svg:x="20.189cm" svg:y="20.022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2" draw:id="id62" draw:layer="layout" svg:width="4.609cm" svg:height="0.8cm" svg:x="20.189cm" svg:y="21.332cm">
          <text:p text:style-name="P1"><text:span text:style-name="T1">bus_add_device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2.493cm" svg:y1="20.822cm" svg:x2="22.493cm" svg:y2="21.332cm" draw:start-shape="id61" draw:start-glue-point="2" draw:end-shape="id62" draw:end-glue-point="0" svg:d="M22493 20822v510" svg:viewBox="0 0 1 511">
          <text:p/>
        </draw:connector>
        <draw:connector draw:style-name="gr2" draw:text-style-name="P3" draw:layer="layout" svg:x1="22.493cm" svg:y1="18.711cm" svg:x2="22.493cm" svg:y2="20.022cm" draw:start-shape="id63" draw:start-glue-point="2" draw:end-shape="id61" draw:end-glue-point="0" svg:d="M22493 18711v1311" svg:viewBox="0 0 1 1312">
          <text:p/>
        </draw:connector>
        <draw:custom-shape draw:style-name="gr1" draw:text-style-name="P2" xml:id="id66" draw:id="id66" draw:layer="layout" svg:width="4.609cm" svg:height="1.6cm" svg:x="20.189cm" svg:y="17.832cm">
          <text:p text:style-name="P1"><text:span text:style-name="T1">sys_mount</text:span></text:p>
          <text:p text:style-name="P1"><text:span text:style-name="T1">("devtmpfs", "/", "devtmpfs", </text:span></text:p>
          <text:p text:style-name="P1"><text:span text:style-name="T1">MS_SILENT, options);</text:span></text:p>
          <text:p text:style-name="P1"><text:span text:style-name="T7">/*options[] = "mode=0755";*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4" draw:id="id64" draw:layer="layout" svg:width="4.609cm" svg:height="0.8cm" svg:x="20.189cm" svg:y="20.022cm">
          <text:p text:style-name="P1"><text:span text:style-name="T1">sys_chdir("/.."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5" draw:id="id65" draw:layer="layout" svg:width="4.609cm" svg:height="0.8cm" svg:x="20.189cm" svg:y="21.332cm">
          <text:p text:style-name="P1"><text:span text:style-name="T1">sys_chroot("."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2.493cm" svg:y1="20.822cm" svg:x2="22.493cm" svg:y2="21.332cm" draw:start-shape="id64" draw:start-glue-point="2" draw:end-shape="id65" draw:end-glue-point="0" svg:d="M22493 20822v510" svg:viewBox="0 0 1 511">
          <text:p/>
        </draw:connector>
        <draw:connector draw:style-name="gr2" draw:text-style-name="P3" draw:layer="layout" svg:x1="22.493cm" svg:y1="19.432cm" svg:x2="22.493cm" svg:y2="20.022cm" draw:start-shape="id66" draw:start-glue-point="2" draw:end-shape="id64" draw:end-glue-point="0" svg:d="M22493 19432v590" svg:viewBox="0 0 1 591">
          <text:p/>
        </draw:connector>
        <draw:connector draw:style-name="gr2" draw:text-style-name="P3" draw:layer="layout" svg:x1="24.698cm" svg:y1="15.067cm" svg:x2="22.484cm" svg:y2="16.573cm" draw:start-shape="id56" draw:start-glue-point="1" draw:end-shape="id60" draw:end-glue-point="0" svg:d="M24698 15067h501v1003h-2715v503" svg:viewBox="0 0 2716 1507">
          <text:p/>
        </draw:connector>
        <draw:custom-shape draw:style-name="gr1" draw:text-style-name="P2" draw:layer="layout" svg:width="4.609cm" svg:height="0.8cm" svg:x="20.189cm" svg:y="22.622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609cm" svg:height="0.8cm" svg:x="20.189cm" svg:y="22.623cm">
          <text:p text:style-name="P1"><text:span text:style-name="T1">device_add_attrs(de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7" draw:id="id67" draw:layer="layout" svg:width="4.609cm" svg:height="1.109cm" svg:x="20.189cm" svg:y="22.623cm">
          <text:p text:style-name="P1"><text:span text:style-name="T1">handle(req-&gt;name,</text:span></text:p>
          <text:p text:style-name="P1"><text:span text:style-name="T1"><text:s/></text:span><text:span text:style-name="T1">req-&gt;mode, req-&gt;dev);</text:span></text:p>
          <text:p text:style-name="P1"><text:span text:style-name="T1">--&gt;handle_cre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2.493cm" svg:y1="22.132cm" svg:x2="22.493cm" svg:y2="22.623cm" draw:start-shape="id65" draw:start-glue-point="2" draw:end-shape="id67" draw:end-glue-point="0" svg:d="M22493 22132v491" svg:viewBox="0 0 1 492">
          <text:p/>
        </draw:connector>
        <draw:custom-shape draw:style-name="gr3" draw:text-style-name="P2" xml:id="id71" draw:id="id71" draw:layer="layout" svg:width="4.609cm" svg:height="0.8cm" svg:x="26.489cm" svg:y="16.268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0" draw:id="id70" draw:layer="layout" svg:width="4.609cm" svg:height="0.8cm" svg:x="26.489cm" svg:y="17.578cm">
          <text:p text:style-name="P1"><text:span text:style-name="T1"><text:s/></text:span><text:span text:style-name="T1">vfs_mknod(path.dentry-&gt;d_inode,</text:span></text:p>
          <text:p text:style-name="P1"><text:span text:style-name="T1">dentry, mode, dev-&gt;devt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8" draw:id="id68" draw:layer="layout" svg:width="4.609cm" svg:height="0.8cm" svg:x="26.489cm" svg:y="18.889cm">
          <text:p text:style-name="P1"><text:span text:style-name="T1">notify_change(dentry, &amp;newattr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9" draw:id="id69" draw:layer="layout" svg:width="4.609cm" svg:height="0.8cm" svg:x="26.489cm" svg:y="20.199cm">
          <text:p text:style-name="P1"><text:span text:style-name="T1">dput(d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8.793cm" svg:y1="19.689cm" svg:x2="28.793cm" svg:y2="20.199cm" draw:start-shape="id68" draw:start-glue-point="2" draw:end-shape="id69" draw:end-glue-point="0" svg:d="M28793 19689v510" svg:viewBox="0 0 1 511">
          <text:p/>
        </draw:connector>
        <draw:connector draw:style-name="gr2" draw:text-style-name="P3" draw:layer="layout" svg:x1="28.793cm" svg:y1="18.378cm" svg:x2="28.793cm" svg:y2="18.889cm" draw:start-shape="id70" draw:start-glue-point="2" draw:end-shape="id68" draw:end-glue-point="0" svg:d="M28793 18378v511" svg:viewBox="0 0 1 512">
          <text:p/>
        </draw:connector>
        <draw:connector draw:style-name="gr2" draw:text-style-name="P3" draw:layer="layout" svg:x1="28.793cm" svg:y1="17.068cm" svg:x2="28.793cm" svg:y2="17.578cm" draw:start-shape="id71" draw:start-glue-point="2" draw:end-shape="id70" draw:end-glue-point="0" svg:d="M28793 17068v510" svg:viewBox="0 0 1 511">
          <text:p/>
        </draw:connector>
        <draw:custom-shape draw:style-name="gr3" draw:text-style-name="P2" xml:id="id72" draw:id="id72" draw:layer="layout" svg:width="4.609cm" svg:height="0.8cm" svg:x="26.489cm" svg:y="21.5cm">
          <text:p text:style-name="P1"><text:span text:style-name="T1">path_put(&amp;path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8.793cm" svg:y1="20.999cm" svg:x2="28.793cm" svg:y2="21.5cm" draw:start-shape="id69" draw:start-glue-point="2" draw:end-shape="id72" draw:end-glue-point="0" svg:d="M28793 20999v501" svg:viewBox="0 0 1 502">
          <text:p/>
        </draw:connector>
        <draw:custom-shape draw:style-name="gr3" draw:text-style-name="P2" draw:layer="layout" svg:width="4.609cm" svg:height="0.8cm" svg:x="26.489cm" svg:y="16.269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3" draw:id="id73" draw:layer="layout" svg:width="4.609cm" svg:height="0.8cm" svg:x="26.489cm" svg:y="16.269cm">
          <text:p text:style-name="P1"><text:span text:style-name="T1">dentry = kern_path_create</text:span></text:p>
          <text:p text:style-name="P1"><text:span text:style-name="T1">(</text:span><text:span text:style-name="T2">AT_FDCWD</text:span><text:span text:style-name="T1">, nodename, &amp;path, 0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4.798cm" svg:y1="23.177cm" svg:x2="26.489cm" svg:y2="16.669cm" draw:start-shape="id67" draw:start-glue-point="1" draw:end-shape="id73" draw:end-glue-point="3" svg:d="M24798 23177h845v-6508h846" svg:viewBox="0 0 1692 6509">
          <text:p/>
        </draw:connector>
        <draw:custom-shape draw:style-name="gr3" draw:text-style-name="P2" xml:id="id77" draw:id="id77" draw:layer="layout" svg:width="4.609cm" svg:height="0.8cm" svg:x="1.889cm" svg:y="20.668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6" draw:id="id76" draw:layer="layout" svg:width="4.609cm" svg:height="0.8cm" svg:x="1.889cm" svg:y="21.978cm">
          <text:p text:style-name="P1"><text:span text:style-name="T1">device_pm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4" draw:id="id74" draw:layer="layout" svg:width="4.609cm" svg:height="0.8cm" svg:x="1.889cm" svg:y="23.289cm">
          <text:p text:style-name="P1"><text:span text:style-name="T1">blocking_notifier_call_ch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5" draw:id="id75" draw:layer="layout" svg:width="4.609cm" svg:height="0.8cm" svg:x="1.889cm" svg:y="24.599cm">
          <text:p text:style-name="P1"><text:span text:style-name="T1">kobject_u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24.089cm" svg:x2="4.193cm" svg:y2="24.599cm" draw:start-shape="id74" draw:start-glue-point="2" draw:end-shape="id75" draw:end-glue-point="0" svg:d="M4193 24089v510" svg:viewBox="0 0 1 511">
          <text:p/>
        </draw:connector>
        <draw:connector draw:style-name="gr2" draw:text-style-name="P3" draw:layer="layout" svg:x1="4.193cm" svg:y1="22.778cm" svg:x2="4.193cm" svg:y2="23.289cm" draw:start-shape="id76" draw:start-glue-point="2" draw:end-shape="id74" draw:end-glue-point="0" svg:d="M4193 22778v511" svg:viewBox="0 0 1 512">
          <text:p/>
        </draw:connector>
        <draw:connector draw:style-name="gr2" draw:text-style-name="P3" draw:layer="layout" svg:x1="4.193cm" svg:y1="21.468cm" svg:x2="4.193cm" svg:y2="21.978cm" draw:start-shape="id77" draw:start-glue-point="2" draw:end-shape="id76" draw:end-glue-point="0" svg:d="M4193 21468v510" svg:viewBox="0 0 1 511">
          <text:p/>
        </draw:connector>
        <draw:custom-shape draw:style-name="gr3" draw:text-style-name="P2" xml:id="id78" draw:id="id78" draw:layer="layout" svg:width="4.609cm" svg:height="0.8cm" svg:x="1.889cm" svg:y="25.9cm">
          <text:p text:style-name="P1"><text:span text:style-name="T1">bus_probe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.193cm" svg:y1="25.399cm" svg:x2="4.193cm" svg:y2="25.9cm" draw:start-shape="id75" draw:start-glue-point="2" draw:end-shape="id78" draw:end-glue-point="0" svg:d="M4193 25399v501" svg:viewBox="0 0 1 502">
          <text:p/>
        </draw:connector>
        <draw:custom-shape draw:style-name="gr3" draw:text-style-name="P2" draw:layer="layout" svg:width="4.609cm" svg:height="0.8cm" svg:x="1.889cm" svg:y="20.669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609cm" svg:height="0.8cm" svg:x="1.889cm" svg:y="20.669cm">
          <text:p text:style-name="P1"><text:span text:style-name="T1">dpm_sysfs_a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9" draw:id="id79" draw:layer="layout" svg:width="4.609cm" svg:height="1.2cm" svg:x="32.4cm" svg:y="15.7cm">
          <text:p text:style-name="P1"><text:span text:style-name="T1">do_path_lookup</text:span></text:p>
          <text:p text:style-name="P1"><text:span text:style-name="T1">(dfd, pathname, </text:span></text:p>
          <text:p text:style-name="P1"><text:span text:style-name="T2">LOOKUP_PARENT</text:span><text:span text:style-name="T1">, &amp;n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0" draw:id="id80" draw:layer="layout" svg:width="4.609cm" svg:height="0.8cm" svg:x="32.4cm" svg:y="17.41cm">
          <text:p text:style-name="P1"><text:span text:style-name="T1">dentry = lookup_hash(&amp;n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4.704cm" svg:y1="16.9cm" svg:x2="34.704cm" svg:y2="17.41cm" draw:start-shape="id79" draw:start-glue-point="2" draw:end-shape="id80" draw:end-glue-point="0" svg:d="M34704 16900v510" svg:viewBox="0 0 1 511">
          <text:p/>
        </draw:connector>
        <draw:custom-shape draw:style-name="gr3" draw:text-style-name="P2" xml:id="id81" draw:id="id81" draw:layer="layout" svg:width="4.609cm" svg:height="0.8cm" svg:x="32.4cm" svg:y="18.711cm">
          <text:p text:style-name="P1"><text:span text:style-name="T1">*path = nd.path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34.704cm" svg:y1="18.21cm" svg:x2="34.704cm" svg:y2="18.711cm" draw:start-shape="id80" draw:start-glue-point="2" draw:end-shape="id81" draw:end-glue-point="0" svg:d="M34704 18210v501" svg:viewBox="0 0 1 502">
          <text:p/>
        </draw:connector>
        <draw:connector draw:style-name="gr2" draw:text-style-name="P3" draw:layer="layout" svg:x1="31.098cm" svg:y1="16.669cm" svg:x2="32.4cm" svg:y2="16.3cm" draw:start-shape="id73" draw:start-glue-point="1" draw:end-shape="id79" svg:d="M31098 16669h651v-369h651" svg:viewBox="0 0 1303 370">
          <text:p/>
        </draw:connector>
        <draw:custom-shape draw:style-name="gr1" draw:text-style-name="P2" xml:id="id82" draw:id="id82" draw:layer="layout" svg:width="4.609cm" svg:height="0.8cm" svg:x="26.489cm" svg:y="18.89cm">
          <text:p text:style-name="P1"><text:span text:style-name="T1">notify_change(dentry, &amp;newattr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3" draw:id="id83" draw:layer="layout" svg:width="4.609cm" svg:height="0.8cm" svg:x="26.489cm" svg:y="20.2cm">
          <text:p text:style-name="P1"><text:span text:style-name="T1">dput(d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8.793cm" svg:y1="19.69cm" svg:x2="28.793cm" svg:y2="20.2cm" draw:start-shape="id82" draw:start-glue-point="2" draw:end-shape="id83" draw:end-glue-point="0" svg:d="M28793 19690v510" svg:viewBox="0 0 1 511">
          <text:p/>
        </draw:connector>
        <draw:custom-shape draw:style-name="gr3" draw:text-style-name="P2" xml:id="id84" draw:id="id84" draw:layer="layout" svg:width="4.609cm" svg:height="0.8cm" svg:x="26.489cm" svg:y="21.501cm">
          <text:p text:style-name="P1"><text:span text:style-name="T1">path_put(&amp;path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8.793cm" svg:y1="21cm" svg:x2="28.793cm" svg:y2="21.501cm" draw:start-shape="id83" draw:start-glue-point="2" draw:end-shape="id84" draw:end-glue-point="0" svg:d="M28793 21000v501" svg:viewBox="0 0 1 502">
          <text:p/>
        </draw:connector>
        <draw:custom-shape draw:style-name="gr1" draw:text-style-name="P2" xml:id="id85" draw:id="id85" draw:layer="layout" svg:width="4.609cm" svg:height="0.8cm" svg:x="38.4cm" svg:y="13.7cm">
          <text:p text:style-name="P1"><text:span text:style-name="T1">notify_change(dentry, &amp;newattr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6" draw:id="id86" draw:layer="layout" svg:width="4.609cm" svg:height="0.8cm" svg:x="38.4cm" svg:y="15.01cm">
          <text:p text:style-name="P1"><text:span text:style-name="T1">dput(d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0.704cm" svg:y1="14.5cm" svg:x2="40.704cm" svg:y2="15.01cm" draw:start-shape="id85" draw:start-glue-point="2" draw:end-shape="id86" draw:end-glue-point="0" svg:d="M40704 14500v510" svg:viewBox="0 0 1 511">
          <text:p/>
        </draw:connector>
        <draw:custom-shape draw:style-name="gr3" draw:text-style-name="P2" xml:id="id87" draw:id="id87" draw:layer="layout" svg:width="4.609cm" svg:height="0.8cm" svg:x="38.4cm" svg:y="16.311cm">
          <text:p text:style-name="P1"><text:span text:style-name="T1">path_put(&amp;path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0.704cm" svg:y1="15.81cm" svg:x2="40.704cm" svg:y2="16.311cm" draw:start-shape="id86" draw:start-glue-point="2" draw:end-shape="id87" draw:end-glue-point="0" svg:d="M40704 15810v501" svg:viewBox="0 0 1 502">
          <text:p/>
        </draw:connector>
        <draw:custom-shape draw:style-name="gr1" draw:text-style-name="P2" xml:id="id88" draw:id="id88" draw:layer="layout" svg:width="4.609cm" svg:height="0.8cm" svg:x="38.4cm" svg:y="13.701cm">
          <text:p text:style-name="P1"><text:span text:style-name="T1">path_lookupat(dfd, name,</text:span></text:p>
          <text:p text:style-name="P1"><text:span text:style-name="T1"><text:s/></text:span><text:span text:style-name="T1">flags | LOOKUP_RCU, n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9" draw:id="id89" draw:layer="layout" svg:width="4.609cm" svg:height="0.8cm" svg:x="38.4cm" svg:y="15.011cm">
          <text:p text:style-name="P1"><text:span text:style-name="T1">audit_dummy_contex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0.704cm" svg:y1="14.501cm" svg:x2="40.704cm" svg:y2="15.011cm" draw:start-shape="id88" draw:start-glue-point="2" draw:end-shape="id89" draw:end-glue-point="0" svg:d="M40704 14501v510" svg:viewBox="0 0 1 511">
          <text:p/>
        </draw:connector>
        <draw:custom-shape draw:style-name="gr3" draw:text-style-name="P2" xml:id="id90" draw:id="id90" draw:layer="layout" svg:width="4.609cm" svg:height="0.8cm" svg:x="38.4cm" svg:y="16.312cm">
          <text:p text:style-name="P1"><text:span text:style-name="T1">audit_inode(name, nd-&gt;path.d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0.704cm" svg:y1="15.811cm" svg:x2="40.704cm" svg:y2="16.312cm" draw:start-shape="id89" draw:start-glue-point="2" draw:end-shape="id90" draw:end-glue-point="0" svg:d="M40704 15811v501" svg:viewBox="0 0 1 502">
          <text:p/>
        </draw:connector>
        <draw:connector draw:style-name="gr2" draw:text-style-name="P3" draw:layer="layout" svg:x1="37.009cm" svg:y1="16.3cm" svg:x2="38.4cm" svg:y2="14.101cm" draw:start-shape="id79" draw:start-glue-point="1" draw:end-shape="id88" draw:end-glue-point="3" svg:d="M37009 16300h695v-2199h696" svg:viewBox="0 0 1392 2200">
          <text:p/>
        </draw:connector>
        <draw:custom-shape draw:style-name="gr1" draw:text-style-name="P2" xml:id="id91" draw:id="id91" draw:layer="layout" svg:width="4.609cm" svg:height="0.8cm" svg:x="44.591cm" svg:y="14.101cm">
          <text:p text:style-name="P1"><text:span text:style-name="T1">notify_change(dentry, &amp;newattr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2" draw:id="id92" draw:layer="layout" svg:width="4.609cm" svg:height="0.8cm" svg:x="44.591cm" svg:y="15.411cm">
          <text:p text:style-name="P1"><text:span text:style-name="T1">dput(d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6.895cm" svg:y1="14.901cm" svg:x2="46.895cm" svg:y2="15.411cm" draw:start-shape="id91" draw:start-glue-point="2" draw:end-shape="id92" draw:end-glue-point="0" svg:d="M46895 14901v510" svg:viewBox="0 0 1 511">
          <text:p/>
        </draw:connector>
        <draw:custom-shape draw:style-name="gr3" draw:text-style-name="P2" xml:id="id93" draw:id="id93" draw:layer="layout" svg:width="4.609cm" svg:height="0.8cm" svg:x="44.591cm" svg:y="16.712cm">
          <text:p text:style-name="P1"><text:span text:style-name="T1">path_put(&amp;path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6.895cm" svg:y1="16.211cm" svg:x2="46.895cm" svg:y2="16.712cm" draw:start-shape="id92" draw:start-glue-point="2" draw:end-shape="id93" draw:end-glue-point="0" svg:d="M46895 16211v501" svg:viewBox="0 0 1 502">
          <text:p/>
        </draw:connector>
        <draw:custom-shape draw:style-name="gr1" draw:text-style-name="P2" xml:id="id94" draw:id="id94" draw:layer="layout" svg:width="4.609cm" svg:height="1.202cm" svg:x="44.591cm" svg:y="13.7cm">
          <text:p text:style-name="P1"><text:span text:style-name="T1">path_init</text:span></text:p>
          <text:p text:style-name="P1"><text:span text:style-name="T1">(dfd, name, flags | </text:span></text:p>
          <text:p text:style-name="P1"><text:span text:style-name="T1">LOOKUP_PARENT, nd, &amp;bas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95" draw:id="id95" draw:layer="layout" svg:width="4.609cm" svg:height="0.8cm" svg:x="44.591cm" svg:y="15.412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6.895cm" svg:y1="14.902cm" svg:x2="46.895cm" svg:y2="15.412cm" draw:start-shape="id94" draw:start-glue-point="2" draw:end-shape="id95" draw:end-glue-point="0" svg:d="M46895 14902v510" svg:viewBox="0 0 1 511">
          <text:p/>
        </draw:connector>
        <draw:custom-shape draw:style-name="gr9" draw:text-style-name="P2" xml:id="id96" draw:id="id96" draw:layer="layout" svg:width="4.609cm" svg:height="0.8cm" svg:x="44.591cm" svg:y="16.713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46.895cm" svg:y1="16.212cm" svg:x2="46.895cm" svg:y2="16.713cm" draw:start-shape="id95" draw:start-glue-point="2" draw:end-shape="id96" draw:end-glue-point="0" svg:d="M46895 16212v501" svg:viewBox="0 0 1 502">
          <text:p/>
        </draw:connector>
        <draw:connector draw:style-name="gr2" draw:text-style-name="P3" draw:layer="layout" svg:x1="43.009cm" svg:y1="14.101cm" svg:x2="44.591cm" svg:y2="14.301cm" draw:start-shape="id88" draw:start-glue-point="1" draw:end-shape="id94" draw:end-glue-point="3" svg:d="M43009 14101h791v200h791" svg:viewBox="0 0 1583 201">
          <text:p/>
        </draw:connector>
      </draw:page>
      <draw:page draw:name="page2" draw:style-name="dp1" draw:master-page-name="Default">
        <draw:custom-shape draw:style-name="gr10" draw:text-style-name="P8" draw:layer="layout" svg:width="3.302cm" svg:height="0.4cm" svg:x="15.297cm" svg:y="9.6cm">
          <text:p text:style-name="P1"><text:span text:style-name="T3">sysfs_dev_char_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24" draw:id="id124" draw:layer="layout" svg:width="3.302cm" svg:height="0.4cm" svg:x="15.297cm" svg:y="10.001cm">
          <text:p text:style-name="P9"><text:span text:style-name="T1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302cm" svg:height="0.4cm" svg:x="15.297cm" svg:y="10.401cm">
          <text:p text:style-name="P1"><text:span text:style-name="T1"><text:s text:c="2"/></text:span><text:span text:style-name="T1">.list_head entry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02cm" svg:height="0.4cm" svg:x="15.298cm" svg:y="10.802cm">
          <text:p text:style-name="P9"><text:span text:style-name="T1"><text:s text:c="2"/></text:span><text:span text:style-name="T1">.kobject *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.302cm" svg:height="0.4cm" svg:x="15.298cm" svg:y="11.203cm">
          <text:p text:style-name="P9"><text:span text:style-name="T1"><text:s text:c="2"/></text:span><text:span text:style-name="T1">.kset *k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.302cm" svg:height="0.4cm" svg:x="15.298cm" svg:y="11.6cm">
          <text:p text:style-name="P1"><text:span text:style-name="T1"><text:s text:c="2"/></text:span><text:span text:style-name="T1">.kobj_type *ktype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25" draw:id="id125" draw:layer="layout" svg:width="3.302cm" svg:height="0.4cm" svg:x="15.299cm" svg:y="12.001cm">
          <text:p text:style-name="P9"><text:span text:style-name="T1"><text:s text:c="2"/></text:span><text:span text:style-name="T1">.sysfs_dirent *s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611cm" svg:height="0.8cm" svg:x="1.3cm" svg:y="1.401cm">
          <text:p text:style-name="P1"><text:span text:style-name="T1">usb_alloc_dev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02" draw:id="id102" draw:layer="layout" svg:width="3.3cm" svg:height="0.4cm" svg:x="5.551cm" svg:y="7.101cm">
          <text:p text:style-name="P1"><text:span text:style-name="T8">*devices_k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302cm" svg:height="0.4cm" svg:x="5.551cm" svg:y="7.502cm">
          <text:p text:style-name="P1"><text:span text:style-name="T1">struct 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11" draw:id="id111" draw:layer="layout" svg:width="3.302cm" svg:height="0.4cm" svg:x="5.551cm" svg:y="7.902cm">
          <text:p text:style-name="P1"><text:span text:style-name="T1"><text:s text:c="2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0" xml:id="id104" draw:id="id104" draw:layer="layout" svg:width="3.3cm" svg:height="0.4cm" svg:x="1.497cm" svg:y="7.098cm">
            <text:p text:style-name="P1"><text:span text:style-name="T8">device_ktyp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" draw:layer="layout" svg:width="3.302cm" svg:height="0.4cm" svg:x="1.497cm" svg:y="7.499cm">
            <text:p text:style-name="P1"><text:span text:style-name="T1">struct ks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draw:layer="layout" svg:width="3.302cm" svg:height="0.4cm" svg:x="1.497cm" svg:y="7.8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3.302cm" svg:height="0.4cm" svg:x="1.498cm" svg:y="8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3" draw:text-style-name="P10" xml:id="id98" draw:id="id98" draw:layer="layout" svg:width="3.3cm" svg:height="0.4cm" svg:x="15.197cm" svg:y="7.098cm">
            <text:p text:style-name="P1"><text:span text:style-name="T8">usb_bus_typ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" draw:layer="layout" svg:width="3.302cm" svg:height="0.4cm" svg:x="15.197cm" svg:y="7.499cm">
            <text:p text:style-name="P1"><text:span text:style-name="T1">struct bus_type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3.302cm" svg:height="0.4cm" svg:x="15.197cm" svg:y="7.8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3.302cm" svg:height="0.4cm" svg:x="15.198cm" svg:y="8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3" draw:layer="layout" draw:type="curve" svg:x1="13.956cm" svg:y1="8.403cm" svg:x2="15.197cm" svg:y2="7.298cm" draw:start-shape="id97" draw:start-glue-point="1" draw:end-shape="id98" draw:end-glue-point="3" svg:d="M13956 8403c931 0 311-1105 1241-1105" svg:viewBox="0 0 1242 1106">
          <text:p/>
        </draw:connector>
        <draw:g>
          <draw:custom-shape draw:style-name="gr26" draw:text-style-name="P10" xml:id="id110" draw:id="id110" draw:layer="layout" svg:width="3.3cm" svg:height="0.4cm" svg:x="24.097cm" svg:y="7.1cm">
            <text:p text:style-name="P1"><text:span text:style-name="T8">usb_device_typ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" draw:layer="layout" svg:width="3.302cm" svg:height="0.4cm" svg:x="24.097cm" svg:y="7.501cm">
            <text:p text:style-name="P1"><text:span text:style-name="T1">struct device_type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02cm" svg:height="0.4cm" svg:x="24.097cm" svg:y="7.9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3.302cm" svg:height="0.4cm" svg:x="24.098cm" svg:y="8.3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9" draw:text-style-name="P10" xml:id="id100" draw:id="id100" draw:layer="layout" svg:width="3.3cm" svg:height="0.4cm" svg:x="19.897cm" svg:y="7.101cm">
            <text:p text:style-name="P1"><text:span text:style-name="T8">*usb_device_groups[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" draw:layer="layout" svg:width="3.302cm" svg:height="0.4cm" svg:x="19.897cm" svg:y="7.502cm">
            <text:p text:style-name="P1"><text:span text:style-name="T1">struct attribute_group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3.302cm" svg:height="0.4cm" svg:x="19.897cm" svg:y="7.9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3.302cm" svg:height="0.4cm" svg:x="19.898cm" svg:y="8.3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3" draw:layer="layout" draw:type="curve" svg:x1="13.957cm" svg:y1="9.204cm" svg:x2="19.897cm" svg:y2="7.301cm" draw:start-shape="id99" draw:start-glue-point="1" draw:end-shape="id100" svg:d="M13957 9204c4456 0 1487-1903 5940-1903" svg:viewBox="0 0 5941 1904">
          <text:p/>
        </draw:connector>
        <draw:connector draw:style-name="gr2" draw:text-style-name="P3" draw:layer="layout" draw:type="curve" svg:x1="10.653cm" svg:y1="12.004cm" svg:x2="5.551cm" svg:y2="7.301cm" draw:start-shape="id101" draw:start-glue-point="3" draw:end-shape="id102" draw:end-glue-point="3" svg:d="M10653 12004c-8404 0-5853-4703-5102-4703" svg:viewBox="0 0 6057 4704">
          <text:p/>
        </draw:connector>
        <draw:connector draw:style-name="gr2" draw:text-style-name="P3" draw:layer="layout" draw:type="curve" svg:x1="10.653cm" svg:y1="12.405cm" svg:x2="1.497cm" svg:y2="7.298cm" draw:start-shape="id103" draw:start-glue-point="3" draw:end-shape="id104" draw:end-glue-point="3" svg:d="M10653 12405c-14485 0-9907-5107-9156-5107" svg:viewBox="0 0 10433 5108">
          <text:p/>
        </draw:connector>
        <draw:connector draw:style-name="gr32" draw:text-style-name="P3" draw:layer="layout" draw:type="curve" svg:x1="10.656cm" svg:y1="10.005cm" svg:x2="15.052cm" svg:y2="3.799cm" draw:start-shape="id105" draw:start-glue-point="3" draw:end-shape="id106" draw:end-glue-point="3" svg:d="M10656 10005c-751 0-2949-6206 4396-6206" svg:viewBox="0 0 5295 6207">
          <text:p/>
        </draw:connector>
        <draw:g>
          <draw:custom-shape draw:style-name="gr33" draw:text-style-name="P2" draw:layer="layout" svg:width="3.302cm" svg:height="0.4cm" svg:x="15.051cm" svg:y="3.598cm">
            <text:p text:style-name="P9"><text:span text:style-name="T1">struct ko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" draw:layer="layout" svg:width="3.302cm" svg:height="0.4cm" svg:x="15.052cm" svg:y="3.199cm">
            <text:p text:style-name="P9"><text:span text:style-name="T1">struct usb_de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" xml:id="id106" draw:id="id106" draw:layer="layout" svg:width="3.302cm" svg:height="0.4cm" svg:x="15.052cm" svg:y="3.599cm">
            <text:p text:style-name="P9"><text:span text:style-name="T1"><text:s text:c="2"/></text:span><text:span text:style-name="T1">.dev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" draw:layer="layout" svg:width="3.302cm" svg:height="0.4cm" svg:x="15.053cm" svg:y="2.8cm">
            <text:p text:style-name="P9"><text:span text:style-name="T1">Parent dev,</text:span><text:span text:style-name="T1">如</text:span><text:span text:style-name="T1">hub</text:span><text:span text:style-name="T1">等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2" draw:layer="layout" svg:width="3.302cm" svg:height="0.4cm" svg:x="10.652cm" svg:y="7.003cm">
          <text:p text:style-name="P9"><text:span text:style-name="T1">struct kob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114" draw:id="id114" draw:layer="layout" svg:width="3.302cm" svg:height="0.4cm" svg:x="10.652cm" svg:y="10.603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01" draw:id="id101" draw:layer="layout" svg:width="3.302cm" svg:height="0.4cm" svg:x="10.653cm" svg:y="11.804cm">
          <text:p text:style-name="P9"><text:span text:style-name="T1"><text:s text:c="6"/></text:span><text:span text:style-name="T1">.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103" draw:id="id103" draw:layer="layout" svg:width="3.302cm" svg:height="0.4cm" svg:x="10.653cm" svg:y="12.205cm">
          <text:p text:style-name="P9"><text:span text:style-name="T1"><text:s text:c="6"/></text:span><text:span text:style-name="T1">.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3.302cm" svg:height="0.4cm" svg:x="10.653cm" svg:y="6.604cm">
          <text:p text:style-name="P9"><text:span text:style-name="T1">struct 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3.302cm" svg:height="0.4cm" svg:x="10.653cm" svg:y="7.004cm">
          <text:p text:style-name="P9"><text:span text:style-name="T1"><text:s text:c="2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97" draw:id="id97" draw:layer="layout" svg:width="3.302cm" svg:height="0.4cm" svg:x="10.654cm" svg:y="8.203cm">
          <text:p text:style-name="P1"><text:span text:style-name="T1"><text:s text:c="4"/></text:span><text:span text:style-name="T1">.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09" draw:id="id109" draw:layer="layout" svg:width="3.302cm" svg:height="0.4cm" svg:x="10.655cm" svg:y="8.604cm">
          <text:p text:style-name="P9"><text:span text:style-name="T1"><text:s text:c="4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99" draw:id="id99" draw:layer="layout" svg:width="3.302cm" svg:height="0.4cm" svg:x="10.655cm" svg:y="9.004cm">
          <text:p text:style-name="P1"><text:span text:style-name="T1"><text:s text:c="4"/></text:span><text:span text:style-name="T1">.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02cm" svg:height="0.4cm" svg:x="10.656cm" svg:y="9.405cm">
          <text:p text:style-name="P9"><text:span text:style-name="T1"><text:s text:c="4"/></text:span><text:span text:style-name="T1">.dma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105" draw:id="id105" draw:layer="layout" svg:width="3.302cm" svg:height="0.4cm" svg:x="10.656cm" svg:y="9.805cm">
          <text:p text:style-name="P1"><text:span text:style-name="T1"><text:s text:c="4"/></text:span><text:span text:style-name="T1">.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02cm" svg:height="0.4cm" svg:x="10.657cm" svg:y="10.206cm">
          <text:p text:style-name="P9"><text:span text:style-name="T1"><text:s text:c="4"/></text:span><text:span text:style-name="T1">.dma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107" draw:id="id107" draw:layer="layout" svg:width="3.302cm" svg:height="0.4cm" svg:x="10.654cm" svg:y="12.606cm">
          <text:p text:style-name="P9"><text:span text:style-name="T1"><text:s text:c="6"/></text:span><text:span text:style-name="T1">.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3.302cm" svg:height="0.4cm" svg:x="10.654cm" svg:y="7.405cm">
          <text:p text:style-name="P9"><text:span text:style-name="T1"><text:s text:c="4"/></text:span><text:span text:style-name="T1">.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3.302cm" svg:height="0.4cm" svg:x="10.655cm" svg:y="13.007cm">
          <text:p text:style-name="P9"><text:span text:style-name="T1"><text:s text:c="6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108" draw:id="id108" draw:layer="layout" svg:width="3.302cm" svg:height="0.4cm" svg:x="15.051cm" svg:y="3.999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02cm" svg:height="0.4cm" svg:x="15.052cm" svg:y="4.4cm">
          <text:p text:style-name="P9"><text:span text:style-name="T1"><text:s text:c="6"/></text:span><text:span text:style-name="T1">.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3.302cm" svg:height="0.4cm" svg:x="15.052cm" svg:y="4.801cm">
          <text:p text:style-name="P9"><text:span text:style-name="T1"><text:s text:c="6"/></text:span><text:span text:style-name="T1">.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3.302cm" svg:height="0.4cm" svg:x="15.053cm" svg:y="5.202cm">
          <text:p text:style-name="P9"><text:span text:style-name="T1"><text:s text:c="6"/></text:span><text:span text:style-name="T1">.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draw:layer="layout" svg:width="3.297cm" svg:height="0.4cm" svg:x="15.054cm" svg:y="5.603cm">
          <text:p text:style-name="P9"><text:span text:style-name="T1"><text:s text:c="6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654cm" svg:y1="12.806cm" svg:x2="15.051cm" svg:y2="4.199cm" draw:start-shape="id107" draw:start-glue-point="3" draw:end-shape="id108" draw:end-glue-point="3" svg:d="M10654 12806c-751 0-2950-8607 4397-8607" svg:viewBox="0 0 5296 8608">
          <text:p/>
        </draw:connector>
        <draw:connector draw:style-name="gr2" draw:text-style-name="P3" draw:layer="layout" draw:type="curve" svg:x1="13.957cm" svg:y1="8.804cm" svg:x2="24.097cm" svg:y2="7.3cm" draw:start-shape="id109" draw:start-glue-point="1" draw:end-shape="id110" draw:end-glue-point="3" svg:d="M13957 8804c7606 0 2537-1504 10140-1504" svg:viewBox="0 0 10141 1505">
          <text:p/>
        </draw:connector>
        <draw:custom-shape draw:style-name="gr13" draw:text-style-name="P2" xml:id="id112" draw:id="id112" draw:layer="layout" svg:width="3.302cm" svg:height="0.4cm" svg:x="10.654cm" svg:y="11.005cm">
          <text:p text:style-name="P9"><text:span text:style-name="T1"><text:s text:c="6"/></text:span><text:span text:style-name="T1">.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3" draw:layer="layout" draw:type="curve" svg:x1="8.853cm" svg:y1="8.102cm" svg:x2="10.654cm" svg:y2="11.205cm" draw:start-shape="id111" draw:start-glue-point="1" draw:end-shape="id112" draw:end-glue-point="3" svg:d="M8853 8102c1351 0 451 3103 1801 3103" svg:viewBox="0 0 1802 3104">
          <text:p/>
        </draw:connector>
        <draw:custom-shape draw:style-name="gr53" draw:text-style-name="P2" xml:id="id116" draw:id="id116" draw:layer="layout" svg:width="3.302cm" svg:height="0.4cm" svg:x="19.845cm" svg:y="10.402cm">
          <text:p text:style-name="P1"><text:span text:style-name="T1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3.302cm" svg:height="0.4cm" svg:x="19.845cm" svg:y="10.802cm">
          <text:p text:style-name="P1"><text:span text:style-name="T1"><text:s text:c="2"/></text:span><text:span text:style-name="T1">.s_d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13" draw:id="id113" draw:layer="layout" svg:width="3.302cm" svg:height="0.4cm" svg:x="19.845cm" svg:y="11.203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117" draw:id="id117" draw:layer="layout" svg:width="3.302cm" svg:height="0.4cm" svg:x="19.845cm" svg:y="12.404cm">
          <text:p text:style-name="P1"><text:span text:style-name="T1"><text:s text:c="2"/></text:span><text:span text:style-name="T1">.s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9.845cm" svg:y1="11.403cm" svg:x2="13.954cm" svg:y2="10.803cm" draw:start-shape="id113" draw:start-glue-point="3" draw:end-shape="id114" draw:end-glue-point="1" svg:d="M19845 11403c-4417 0-1472-600-5891-600" svg:viewBox="0 0 5892 601">
          <text:p/>
        </draw:connector>
        <draw:custom-shape draw:style-name="gr56" draw:text-style-name="P2" xml:id="id126" draw:id="id126" draw:layer="layout" svg:width="3.302cm" svg:height="0.4cm" svg:x="20.697cm" svg:y="3.2cm">
          <text:p text:style-name="P1"><text:span text:style-name="T1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3.302cm" svg:height="0.4cm" svg:x="20.697cm" svg:y="3.6cm">
          <text:p text:style-name="P1"><text:span text:style-name="T1"><text:s text:c="2"/></text:span><text:span text:style-name="T1">.s_d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02cm" svg:height="0.4cm" svg:x="20.698cm" svg:y="4.001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draw:layer="layout" svg:width="3.302cm" svg:height="0.4cm" svg:x="20.698cm" svg:y="4.402cm">
          <text:p text:style-name="P1"><text:span text:style-name="T1"><text:s text:c="4"/></text:span><text:span text:style-name="T1">.name_tr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xml:id="id119" draw:id="id119" draw:layer="layout" svg:width="3.302cm" svg:height="0.4cm" svg:x="20.698cm" svg:y="4.799cm">
          <text:p text:style-name="P1"><text:span text:style-name="T1"><text:s text:c="6"/></text:span><text:span text:style-name="T1">.rb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3.302cm" svg:height="0.4cm" svg:x="20.699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0" xml:id="id118" draw:id="id118" draw:layer="layout" svg:width="3.302cm" svg:height="0.4cm" svg:x="20.698cm" svg:y="2.801cm">
          <text:p text:style-name="P1"><text:span text:style-name="T8">sysfs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15" draw:id="id115" draw:layer="layout" svg:width="3.302cm" svg:height="0.4cm" svg:x="10.655cm" svg:y="11.406cm">
          <text:p text:style-name="P9"><text:span text:style-name="T1"><text:s text:c="6"/></text:span><text:span text:style-name="T1">.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3" draw:layer="layout" draw:type="curve" svg:x1="13.957cm" svg:y1="11.606cm" svg:x2="19.845cm" svg:y2="10.602cm" draw:start-shape="id115" draw:start-glue-point="1" draw:end-shape="id116" draw:end-glue-point="3" svg:d="M13957 11606c4417 0 1474-1004 5888-1004" svg:viewBox="0 0 5889 1005">
          <text:p/>
        </draw:connector>
        <draw:connector draw:style-name="gr2" draw:text-style-name="P3" draw:layer="layout" draw:type="curve" svg:x1="23.147cm" svg:y1="12.604cm" svg:x2="24cm" svg:y2="3.001cm" draw:start-shape="id117" draw:start-glue-point="1" draw:end-shape="id118" draw:end-glue-point="1" svg:d="M23147 12604c2032 0 1606-9603 853-9603" svg:viewBox="0 0 1478 9604">
          <text:p/>
        </draw:connector>
        <draw:connector draw:style-name="gr2" draw:text-style-name="P3" draw:layer="layout" draw:type="curve" draw:line-skew="-0.392cm" svg:x1="24cm" svg:y1="4.999cm" svg:x2="23.147cm" svg:y2="10.602cm" draw:start-shape="id119" draw:start-glue-point="1" draw:end-shape="id116" draw:end-glue-point="1" svg:d="M24000 4999c165 0 591 5603-853 5603" svg:viewBox="0 0 1042 5604">
          <text:p/>
        </draw:connector>
        <draw:custom-shape draw:style-name="gr62" draw:text-style-name="P2" draw:layer="layout" svg:width="3.302cm" svg:height="0.4cm" svg:x="19.845cm" svg:y="11.6cm">
          <text:p text:style-name="P1"><text:span text:style-name="T1"><text:s text:c="4"/></text:span><text:span text:style-name="T1">.name_tr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121" draw:id="id121" draw:layer="layout" svg:width="3.302cm" svg:height="0.4cm" svg:x="19.845cm" svg:y="11.997cm">
          <text:p text:style-name="P1"><text:span text:style-name="T1"><text:s text:c="6"/></text:span><text:span text:style-name="T1">.rb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3.302cm" svg:height="0.4cm" svg:x="19.846cm" svg:y="10.003cm">
          <text:p text:style-name="P1"><text:span text:style-name="T1">目录，子项才是文件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122" draw:id="id122" draw:layer="layout" svg:width="3.302cm" svg:height="0.4cm" svg:x="20.044cm" svg:y="14.199cm">
          <text:p text:style-name="P1"><text:span text:style-name="T1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3.302cm" svg:height="0.4cm" svg:x="20.044cm" svg:y="14.599cm">
          <text:p text:style-name="P1"><text:span text:style-name="T1"><text:s text:c="2"/></text:span><text:span text:style-name="T1">.s_at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02cm" svg:height="0.4cm" svg:x="20.044cm" svg:y="15cm">
          <text:p text:style-name="P1"><text:span text:style-name="T1"><text:s text:c="4"/></text:span><text:span text:style-name="T1">.at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120" draw:id="id120" draw:layer="layout" svg:width="3.302cm" svg:height="0.4cm" svg:x="20.044cm" svg:y="15.401cm">
          <text:p text:style-name="P1"><text:span text:style-name="T1"><text:s text:c="2"/></text:span><text:span text:style-name="T1">.s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draw:layer="layout" svg:width="3.302cm" svg:height="0.4cm" svg:x="20.044cm" svg:y="15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3.302cm" svg:height="0.4cm" svg:x="20.045cm" svg:y="13.8cm">
          <text:p text:style-name="P1"><text:span text:style-name="T1">文件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3.346cm" svg:y1="15.601cm" svg:x2="23.147cm" svg:y2="10.602cm" draw:start-shape="id120" draw:start-glue-point="1" draw:end-shape="id116" draw:end-glue-point="1" svg:d="M23346 15601c753 0 852-4999-199-4999" svg:viewBox="0 0 778 5000">
          <text:p/>
        </draw:connector>
        <draw:connector draw:style-name="gr2" draw:text-style-name="P3" draw:layer="layout" draw:type="curve" draw:line-skew="0.156cm" svg:x1="19.845cm" svg:y1="12.197cm" svg:x2="20.044cm" svg:y2="14.399cm" draw:start-shape="id121" draw:start-glue-point="3" draw:end-shape="id122" draw:end-glue-point="3" svg:d="M19845 12197c-517 0-617 2202 199 2202" svg:viewBox="0 0 601 2203">
          <text:p/>
        </draw:connector>
        <draw:custom-shape draw:style-name="gr70" draw:text-style-name="P2" xml:id="id123" draw:id="id123" draw:layer="layout" svg:width="3.302cm" svg:height="0.4cm" svg:x="10.655cm" svg:y="7.806cm">
          <text:p text:style-name="P9"><text:span text:style-name="T1"><text:s text:c="6"/></text:span><text:span text:style-name="T1">.dev_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" draw:layer="layout" svg:width="3.302cm" svg:height="0.4cm" svg:x="10.655cm" svg:y="7.406cm">
          <text:p text:style-name="P9"><text:span text:style-name="T1"><text:s text:c="4"/></text:span><text:span text:style-name="T1">.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curve" draw:line-skew="0.259cm" svg:x1="13.957cm" svg:y1="8.006cm" svg:x2="15.297cm" svg:y2="10.201cm" draw:start-shape="id123" draw:start-glue-point="1" draw:end-shape="id124" draw:end-glue-point="3" svg:d="M13957 8006c1395 0 725 2195 1340 2195" svg:viewBox="0 0 1341 2196">
          <text:p/>
        </draw:connector>
        <draw:connector draw:style-name="gr7" draw:text-style-name="P3" draw:layer="layout" draw:type="curve" svg:x1="18.601cm" svg:y1="12.201cm" svg:x2="20.697cm" svg:y2="3.4cm" draw:start-shape="id125" draw:start-glue-point="1" draw:end-shape="id126" draw:end-glue-point="3" svg:d="M18601 12201c1573 0 526-8801 2096-8801" svg:viewBox="0 0 2097 8802">
          <text:p/>
        </draw:connector>
        <draw:custom-shape draw:style-name="gr72" draw:text-style-name="P2" draw:layer="layout" svg:width="3.302cm" svg:height="0.4cm" svg:x="15.345cm" svg:y="14.2cm">
          <text:p text:style-name="P1"><text:span text:style-name="T1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" draw:layer="layout" svg:width="3.302cm" svg:height="0.4cm" svg:x="15.345cm" svg:y="14.6cm">
          <text:p text:style-name="P1"><text:span text:style-name="T1"><text:s text:c="2"/></text:span><text:span text:style-name="T1">.s_sym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27" draw:id="id127" draw:layer="layout" svg:width="3.302cm" svg:height="0.4cm" svg:x="15.345cm" svg:y="15.001cm">
          <text:p text:style-name="P1"><text:span text:style-name="T1"><text:s text:c="4"/></text:span><text:span text:style-name="T1">.target_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" xml:id="id128" draw:id="id128" draw:layer="layout" svg:width="3.302cm" svg:height="0.4cm" svg:x="15.345cm" svg:y="15.402cm">
          <text:p text:style-name="P1"><text:span text:style-name="T1"><text:s text:c="2"/></text:span><text:span text:style-name="T1">.s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" draw:layer="layout" svg:width="3.302cm" svg:height="0.4cm" svg:x="15.345cm" svg:y="15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" draw:layer="layout" svg:width="3.302cm" svg:height="0.4cm" svg:x="15.346cm" svg:y="13.801cm">
          <text:p text:style-name="P1"><text:span text:style-name="T1">符号链接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8.647cm" svg:y1="15.201cm" svg:x2="19.845cm" svg:y2="10.602cm" draw:start-shape="id127" draw:start-glue-point="1" draw:end-shape="id116" draw:end-glue-point="3" svg:d="M18647 15201c900 0 301-4599 1198-4599" svg:viewBox="0 0 1199 4600">
          <text:p/>
        </draw:connector>
        <draw:connector draw:style-name="gr77" draw:text-style-name="P3" draw:layer="layout" draw:type="curve" svg:x1="18.601cm" svg:y1="12.201cm" svg:x2="18.647cm" svg:y2="15.602cm" draw:start-shape="id125" draw:start-glue-point="1" draw:end-shape="id128" draw:end-glue-point="1" svg:d="M18601 12201c822 0 799 3401 46 3401" svg:viewBox="0 0 615 3402">
          <text:p/>
        </draw:connector>
        <draw:line draw:style-name="gr78" draw:text-style-name="P3" draw:layer="layout" svg:x1="11.3cm" svg:y1="5.9cm" svg:x2="11.3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2DT18H45M51S</meta:editing-duration>
    <meta:editing-cycles>215</meta:editing-cycles>
    <meta:generator>LibreOffice/4.2.8.2$Linux_X86_64 LibreOffice_project/420m0$Build-2</meta:generator>
    <meta:initial-creator>fhy </meta:initial-creator>
    <dc:date>2016-04-20T07:40:40.618118513</dc:date>
    <meta:document-statistic meta:object-count="293"/>
  </office:meta>
</office:document-meta>
</file>